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a700d"/>
    </style:style>
    <style:style style:name="P2" style:family="paragraph" style:parent-style-name="Text_20_body">
      <style:text-properties officeooo:rsid="001ff725" officeooo:paragraph-rsid="000a700d"/>
    </style:style>
    <style:style style:name="P3" style:family="paragraph" style:parent-style-name="Text_20_body">
      <style:text-properties officeooo:rsid="0020c76f" officeooo:paragraph-rsid="000a700d"/>
    </style:style>
    <style:style style:name="P4" style:family="paragraph" style:parent-style-name="Text_20_body">
      <style:text-properties officeooo:paragraph-rsid="000a700d"/>
    </style:style>
    <style:style style:name="T1" style:family="text">
      <style:text-properties fo:language="it" fo:country="IT"/>
    </style:style>
    <style:style style:name="T2" style:family="text">
      <style:text-properties fo:language="it" fo:country="IT" officeooo:rsid="001e754b"/>
    </style:style>
    <style:style style:name="T3" style:family="text">
      <style:text-properties fo:language="it" fo:country="IT" officeooo:rsid="001630a3"/>
    </style:style>
    <style:style style:name="T4" style:family="text">
      <style:text-properties fo:language="it" fo:country="IT" officeooo:rsid="0020c76f"/>
    </style:style>
    <style:style style:name="T5" style:family="text">
      <style:text-properties fo:language="it" fo:country="IT" officeooo:rsid="002297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2.1 Percorso Formativo</text:span></text:h>
      <text:p text:style-name="P4"><text:span text:style-name="T1">Il mio percorso formativo è caratterizzato da una solida base ingegneristica e da un continuo aggiornamento nel campo delle tecnologie emergenti. Ho conseguito nel 1994 la Laurea Magistrale in Ingegneria Nucleare presso l'Università di Bologna, con una dissertazione in Termo-Fluidodinamica incentrata sulla risoluzione di due problemi mediante un codice originale agli Elementi Finiti (FEM) da me sviluppato in Fortran. Questa esperienza mi ha fornito competenze fondamentali nella modellazione numerica e nella programmazione scientifica, che si sono rivelate importanti per tutta la mia carriera successiva.</text:span></text:p>
      <text:p text:style-name="P4"><text:span text:style-name="T1"/></text:p>
      <text:p text:style-name="P4"><text:span text:style-name="T1">A Gennaio 2025 ho completato il Dottorato di Ricerca in Ingegneria Informatica presso La Sapienza Università di Roma (XXXVII ciclo, <text:s/>2022-2024), specializzandomi in Machine Learning, ovvero Multi-Agent Reinforcement Learning per la prima fase del dottorato e Variational Mode Decomposition applicata al forecasting nella seconda fase (la modifica del mio percorso di Ph.D. tra la prima e la seconda fase del dottorato si è resa necessaria a seguito di un cambiamento nella mia attività professionale, alla quale il dottorato stesso era collegato: il passaggio dal CNR-ISC al CNR-INM). Questo percorso mi ha consentito di proseguire anche in ambito accademico lo sviluppo della mia carriera nell’ambito dell'intelligenza artificiale (un percorso iniziato intorno al 2004 come testimoniato dal mio brevetto US7821673B2, WO2006027594A1, EP1790165B, ), consolidando competenze teoriche e pratiche acquisite durante l'esperienza professionale.</text:span></text:p>
      <text:p text:style-name="P4"><text:span text:style-name="T1"/></text:p>
      <text:p text:style-name="P4"><text:span text:style-name="T1">Elenco Corsi con Esami Sostenuti nell’ambito del percorso di Ph.D:</text:span></text:p>
      <text:p text:style-name="P4"><text:span text:style-name="T1"/></text:p>
      <text:p text:style-name="P4"><text:span text:style-name="T1">- Incomplete Databases</text:span></text:p>
      <text:p text:style-name="P4"><text:span text:style-name="T1">- Advanced Topics in Reinforcement Learning: From Theory to Practice</text:span></text:p>
      <text:p text:style-name="P4"><text:span text:style-name="T1">- Advanced techniques for finding bugs in real-world software</text:span></text:p>
      <text:p text:style-name="P4"><text:span text:style-name="T1">- Generative Deep Learning</text:span></text:p>
      <text:p text:style-name="P4"><text:span text:style-name="T1">- Advances in High Performance Computing</text:span></text:p>
      <text:p text:style-name="P4"><text:span text:style-name="T1">- Theory and practice of deep learning</text:span></text:p>
      <text:p text:style-name="P4"><text:span text:style-name="T1"/></text:p>
      <text:p text:style-name="P4"><text:span text:style-name="T1">Tesi:</text:span></text:p>
      <text:p text:style-name="P4"><text:span text:style-name="T1">Decomposition-based Forecasting with Application to Shipboard Electric Loads</text:span></text:p>
      <text:p text:style-name="P4"><text:span text:style-name="T1">La tesi documenta lo studio e lo sviluppo di alcuni algoritmi originali da me ideati nell’ambito della decomposizione modale. Tale studio è confluito nella scrittura di cinque articoli (due atti per conferenze IEEE, un articolo pubblicato su Scientific Reports (Nature), un articolo pubblicato su Forecasting (MDPI) e un articolo al momento in valutazione).</text:span></text:p>
      <text:p text:style-name="P4"><text:span text:style-name="T1"/></text:p>
      <text:p text:style-name="P4"><text:soft-page-break/><text:span text:style-name="T1">Le mie competenze linguistiche includono una conoscenza fluente dell'inglese e scolastica del francese. La conoscenza dell’inglese è stata acquisita attraverso la lunga esperienza lavorativa presso la società Imagination Technologies basata nel Regno Unito (2001-2016). Dal punto di vista informatico, ho sviluppato codice in diversi linguaggi di programmazione (Python, C, C++, C#, Java, Javascript, Assembly, Fortran) e strumenti per la modellazione matematica numerica (Matlab) e simbolica (Maple), oltre a software specializzati per la termo-fluidodinamica (OpenFoam). Queste competenze trasversali mi permettono di affrontare problemi multidisciplinari con approcci metodologici diversificat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8-22T11:42:42.628721000</meta:creation-date>
    <dc:date>2025-08-22T17:35:23.512248304</dc:date>
    <meta:editing-duration>PT5H32M30S</meta:editing-duration>
    <meta:editing-cycles>2</meta:editing-cycles>
    <meta:generator>LibreOffice/6.4.7.2$Linux_X86_64 LibreOffice_project/40$Build-2</meta:generator>
    <meta:document-statistic meta:table-count="0" meta:image-count="0" meta:object-count="0" meta:page-count="2" meta:paragraph-count="14" meta:word-count="415" meta:character-count="3027" meta:non-whitespace-character-count="2625"/>
  </office:meta>
</office:document-meta>
</file>